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office:value-type="float" office:value="2000" calcext:value-type="float">
            <text:p>2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([.A1]*[.B1]*[.C1]);[.A1])" office:value-type="float" office:value="2084" calcext:value-type="float">
            <text:p>2084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SUM(([.A2]*[.B2]*[.C2]);[.A2])" office:value-type="float" office:value="2299" calcext:value-type="float">
            <text:p>2299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([.A3]*[.B3]*[.C3]);[.A3])" office:value-type="float" office:value="2515.2" calcext:value-type="float">
            <text:p>2515.2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.5" calcext:value-type="float">
            <text:p>8.5</text:p>
          </table:table-cell>
          <table:table-cell/>
          <table:table-cell table:formula="of:=SUM(([.A4]*[.B4]*[.C4]);[.A4])" office:value-type="float" office:value="2732.6" calcext:value-type="float">
            <text:p>2732.6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([.A5]*[.B5]*[.C5]);[.A5])" office:value-type="float" office:value="2951.2" calcext:value-type="float">
            <text:p>2951.2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SUM(([.A6]*[.B6]*[.C6]);[.A6])" office:value-type="float" office:value="3171" calcext:value-type="float">
            <text:p>3171</text:p>
          </table:table-cell>
          <table:table-cell table:number-columns-repeated="1019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([.A7]*[.B7]*[.C7]);[.A7])" office:value-type="float" office:value="3392" calcext:value-type="float">
            <text:p>3392</text:p>
          </table:table-cell>
          <table:table-cell table:number-columns-repeated="1019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0.5" calcext:value-type="float">
            <text:p>10.5</text:p>
          </table:table-cell>
          <table:table-cell/>
          <table:table-cell table:formula="of:=SUM(([.A8]*[.B8]*[.C8]);[.A8])" office:value-type="float" office:value="3614.2" calcext:value-type="float">
            <text:p>3614.2</text:p>
          </table:table-cell>
          <table:table-cell table:number-columns-repeated="1019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([.A9]*[.B9]*[.C9]);[.A9])" office:value-type="float" office:value="3837.6" calcext:value-type="float">
            <text:p>3837.6</text:p>
          </table:table-cell>
          <table:table-cell table:number-columns-repeated="1019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SUM(([.A10]*[.B10]*[.C10]);[.A10])" office:value-type="float" office:value="4062.2" calcext:value-type="float">
            <text:p>4062.2</text:p>
          </table:table-cell>
          <table:table-cell table:number-columns-repeated="1019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([.A11]*[.B11]*[.C11]);[.A11])" office:value-type="float" office:value="4288" calcext:value-type="float">
            <text:p>4288</text:p>
          </table:table-cell>
          <table:table-cell table:number-columns-repeated="1019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2.5" calcext:value-type="float">
            <text:p>12.5</text:p>
          </table:table-cell>
          <table:table-cell/>
          <table:table-cell table:formula="of:=SUM(([.A12]*[.B12]*[.C12]);[.A12])" office:value-type="float" office:value="4515" calcext:value-type="float">
            <text:p>4515</text:p>
          </table:table-cell>
          <table:table-cell table:number-columns-repeated="1019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([.A13]*[.B13]*[.C13]);[.A13])" office:value-type="float" office:value="4743.2" calcext:value-type="float">
            <text:p>4743.2</text:p>
          </table:table-cell>
          <table:table-cell table:number-columns-repeated="1019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3.5" calcext:value-type="float">
            <text:p>13.5</text:p>
          </table:table-cell>
          <table:table-cell/>
          <table:table-cell table:formula="of:=SUM(([.A14]*[.B14]*[.C14]);[.A14])" office:value-type="float" office:value="4972.6" calcext:value-type="float">
            <text:p>4972.6</text:p>
          </table:table-cell>
          <table:table-cell table:number-columns-repeated="1019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([.A15]*[.B15]*[.C15]);[.A15])" office:value-type="float" office:value="5203.2" calcext:value-type="float">
            <text:p>5203.2</text:p>
          </table:table-cell>
          <table:table-cell table:number-columns-repeated="101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4.5" calcext:value-type="float">
            <text:p>14.5</text:p>
          </table:table-cell>
          <table:table-cell/>
          <table:table-cell table:formula="of:=SUM(([.A16]*[.B16]*[.C16]);[.A16])" office:value-type="float" office:value="5435" calcext:value-type="float">
            <text:p>5435</text:p>
          </table:table-cell>
          <table:table-cell table:number-columns-repeated="1019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([.A17]*[.B17]*[.C17]);[.A17])" office:value-type="float" office:value="5668" calcext:value-type="float">
            <text:p>5668</text:p>
          </table:table-cell>
          <table:table-cell table:number-columns-repeated="1019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5.5" calcext:value-type="float">
            <text:p>15.5</text:p>
          </table:table-cell>
          <table:table-cell/>
          <table:table-cell table:formula="of:=SUM(([.A18]*[.B18]*[.C18]);[.A18])" office:value-type="float" office:value="5902.2" calcext:value-type="float">
            <text:p>5902.2</text:p>
          </table:table-cell>
          <table:table-cell table:number-columns-repeated="1019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([.A19]*[.B19]*[.C19]);[.A19])" office:value-type="float" office:value="6137.6" calcext:value-type="float">
            <text:p>6137.6</text:p>
          </table:table-cell>
          <table:table-cell table:number-columns-repeated="1019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6.5" calcext:value-type="float">
            <text:p>16.5</text:p>
          </table:table-cell>
          <table:table-cell/>
          <table:table-cell table:formula="of:=SUM(([.A20]*[.B20]*[.C20]);[.A20])" office:value-type="float" office:value="6374.2" calcext:value-type="float">
            <text:p>6374.2</text:p>
          </table:table-cell>
          <table:table-cell table:number-columns-repeated="1019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([.A21]*[.B21]*[.C21]);[.A21])" office:value-type="float" office:value="6612" calcext:value-type="float">
            <text:p>6612</text:p>
          </table:table-cell>
          <table:table-cell table:number-columns-repeated="1019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7.5" calcext:value-type="float">
            <text:p>17.5</text:p>
          </table:table-cell>
          <table:table-cell/>
          <table:table-cell table:formula="of:=SUM(([.A22]*[.B22]*[.C22]);[.A22])" office:value-type="float" office:value="6851" calcext:value-type="float">
            <text:p>6851</text:p>
          </table:table-cell>
          <table:table-cell table:number-columns-repeated="1019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([.A23]*[.B23]*[.C23]);[.A23])" office:value-type="float" office:value="7091.2" calcext:value-type="float">
            <text:p>7091.2</text:p>
          </table:table-cell>
          <table:table-cell table:number-columns-repeated="1019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8.5" calcext:value-type="float">
            <text:p>18.5</text:p>
          </table:table-cell>
          <table:table-cell/>
          <table:table-cell table:formula="of:=SUM(([.A24]*[.B24]*[.C24]);[.A24])" office:value-type="float" office:value="7332.6" calcext:value-type="float">
            <text:p>7332.6</text:p>
          </table:table-cell>
          <table:table-cell table:number-columns-repeated="1019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([.A25]*[.B25]*[.C25]);[.A25])" office:value-type="float" office:value="7575.2" calcext:value-type="float">
            <text:p>7575.2</text:p>
          </table:table-cell>
          <table:table-cell table:number-columns-repeated="1019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19.5" calcext:value-type="float">
            <text:p>19.5</text:p>
          </table:table-cell>
          <table:table-cell/>
          <table:table-cell table:formula="of:=SUM(([.A26]*[.B26]*[.C26]);[.A26])" office:value-type="float" office:value="7819" calcext:value-type="float">
            <text:p>7819</text:p>
          </table:table-cell>
          <table:table-cell table:number-columns-repeated="1019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([.A27]*[.B27]*[.C27]);[.A27])" office:value-type="float" office:value="8064" calcext:value-type="float">
            <text:p>8064</text:p>
          </table:table-cell>
          <table:table-cell table:number-columns-repeated="1019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0.5" calcext:value-type="float">
            <text:p>20.5</text:p>
          </table:table-cell>
          <table:table-cell/>
          <table:table-cell table:formula="of:=SUM(([.A28]*[.B28]*[.C28]);[.A28])" office:value-type="float" office:value="8310.2" calcext:value-type="float">
            <text:p>8310.2</text:p>
          </table:table-cell>
          <table:table-cell table:number-columns-repeated="1019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([.A29]*[.B29]*[.C29]);[.A29])" office:value-type="float" office:value="8557.6" calcext:value-type="float">
            <text:p>8557.6</text:p>
          </table:table-cell>
          <table:table-cell table:number-columns-repeated="1019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1.5" calcext:value-type="float">
            <text:p>21.5</text:p>
          </table:table-cell>
          <table:table-cell/>
          <table:table-cell table:formula="of:=SUM(([.A30]*[.B30]*[.C30]);[.A30])" office:value-type="float" office:value="8806.2" calcext:value-type="float">
            <text:p>8806.2</text:p>
          </table:table-cell>
          <table:table-cell table:number-columns-repeated="1019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([.A31]*[.B31]*[.C31]);[.A31])" office:value-type="float" office:value="9056" calcext:value-type="float">
            <text:p>9056</text:p>
          </table:table-cell>
          <table:table-cell table:number-columns-repeated="1019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2.5" calcext:value-type="float">
            <text:p>22.5</text:p>
          </table:table-cell>
          <table:table-cell/>
          <table:table-cell table:formula="of:=SUM(([.A32]*[.B32]*[.C32]);[.A32])" office:value-type="float" office:value="9307" calcext:value-type="float">
            <text:p>9307</text:p>
          </table:table-cell>
          <table:table-cell table:number-columns-repeated="1019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([.A33]*[.B33]*[.C33]);[.A33])" office:value-type="float" office:value="9559.2" calcext:value-type="float">
            <text:p>9559.2</text:p>
          </table:table-cell>
          <table:table-cell table:number-columns-repeated="1019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3.5" calcext:value-type="float">
            <text:p>23.5</text:p>
          </table:table-cell>
          <table:table-cell/>
          <table:table-cell table:formula="of:=SUM(([.A34]*[.B34]*[.C34]);[.A34])" office:value-type="float" office:value="9812.6" calcext:value-type="float">
            <text:p>9812.6</text:p>
          </table:table-cell>
          <table:table-cell table:number-columns-repeated="1019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([.A35]*[.B35]*[.C35]);[.A35])" office:value-type="float" office:value="10067.2" calcext:value-type="float">
            <text:p>10067.2</text:p>
          </table:table-cell>
          <table:table-cell table:number-columns-repeated="1019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4.5" calcext:value-type="float">
            <text:p>24.5</text:p>
          </table:table-cell>
          <table:table-cell/>
          <table:table-cell table:formula="of:=SUM(([.A36]*[.B36]*[.C36]);[.A36])" office:value-type="float" office:value="10323" calcext:value-type="float">
            <text:p>10323</text:p>
          </table:table-cell>
          <table:table-cell table:number-columns-repeated="1019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([.A37]*[.B37]*[.C37]);[.A37])" office:value-type="float" office:value="10580" calcext:value-type="float">
            <text:p>10580</text:p>
          </table:table-cell>
          <table:table-cell table:number-columns-repeated="1019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5.5" calcext:value-type="float">
            <text:p>25.5</text:p>
          </table:table-cell>
          <table:table-cell/>
          <table:table-cell table:formula="of:=SUM(([.A38]*[.B38]*[.C38]);[.A38])" office:value-type="float" office:value="10838.2" calcext:value-type="float">
            <text:p>10838.2</text:p>
          </table:table-cell>
          <table:table-cell table:number-columns-repeated="1019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([.A39]*[.B39]*[.C39]);[.A39])" office:value-type="float" office:value="11097.6" calcext:value-type="float">
            <text:p>11097.6</text:p>
          </table:table-cell>
          <table:table-cell table:number-columns-repeated="1019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6.5" calcext:value-type="float">
            <text:p>26.5</text:p>
          </table:table-cell>
          <table:table-cell/>
          <table:table-cell table:formula="of:=SUM(([.A40]*[.B40]*[.C40]);[.A40])" office:value-type="float" office:value="11358.2" calcext:value-type="float">
            <text:p>11358.2</text:p>
          </table:table-cell>
          <table:table-cell table:number-columns-repeated="1019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([.A41]*[.B41]*[.C41]);[.A41])" office:value-type="float" office:value="11620" calcext:value-type="float">
            <text:p>11620</text:p>
          </table:table-cell>
          <table:table-cell table:number-columns-repeated="1019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7.5" calcext:value-type="float">
            <text:p>27.5</text:p>
          </table:table-cell>
          <table:table-cell/>
          <table:table-cell table:formula="of:=SUM(([.A42]*[.B42]*[.C42]);[.A42])" office:value-type="float" office:value="11883" calcext:value-type="float">
            <text:p>11883</text:p>
          </table:table-cell>
          <table:table-cell table:number-columns-repeated="1019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([.A43]*[.B43]*[.C43]);[.A43])" office:value-type="float" office:value="12147.2" calcext:value-type="float">
            <text:p>12147.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23:39:33.382471433</meta:creation-date>
    <dc:date>2015-05-28T23:47:17.756023943</dc:date>
    <meta:editing-duration>PT7M43S</meta:editing-duration>
    <meta:editing-cycles>4</meta:editing-cycles>
    <meta:generator>LibreOffice/4.4.2.2$Linux_X86_64 LibreOffice_project/40m0$Build-2</meta:generator>
    <meta:document-statistic meta:table-count="1" meta:cell-count="172" meta:object-count="0"/>
  </office:meta>
</office:document-meta>
</file>